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9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88.23mm"/>
    </style:style>
    <style:style style:name="co6" style:family="table-column">
      <style:table-column-properties fo:break-before="auto" style:column-width="94.8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style:text-underline-style="none" fo:font-weight="bold" style:font-weight-asian="bold" style:font-weight-complex="bold"/>
    </style:style>
    <style:style style:name="ce7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99pt solid #000000" fo:background-color="#fff2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9"/>
        <table:table-column table:style-name="co6" table:default-cell-style-name="ce3"/>
        <table:table-column table:style-name="co7" table:number-columns-repeated="1017" table:default-cell-style-name="ce3"/>
        <table:table-column table:style-name="co7" table:default-cell-style-name="Default"/>
        <table:table-row table:style-name="ro1">
          <table:table-cell table:style-name="ce1" office:value-type="string" calcext:value-type="string">
            <text:p>FAIT : </text:p>
          </table:table-cell>
          <table:table-cell table:style-name="ce4" table:formula="of:=SUM([.B3:.B661])/659" office:value-type="percentage" office:value="0.506828528072838" calcext:value-type="percentage">
            <text:p>50,68 %</text:p>
          </table:table-cell>
          <table:table-cell table:style-name="ce4" table:formula="of:=SUM([.C3:.C661])/659" office:value-type="percentage" office:value="0.499241274658574" calcext:value-type="percentage">
            <text:p>49,92 %</text:p>
          </table:table-cell>
          <table:table-cell table:style-name="ce4" table:formula="of:=SUM([.D3:.D661])/659" office:value-type="percentage" office:value="0.424886191198786" calcext:value-type="percentage">
            <text:p>42,49 %</text:p>
          </table:table-cell>
          <table:table-cell table:style-name="ce7"/>
          <table:table-cell table:style-name="ce10" table:number-columns-repeated="1018"/>
          <table:table-cell table:style-name="ce11"/>
        </table:table-row>
        <table:table-row table:style-name="ro1">
          <table:table-cell table:style-name="Default"/>
          <table:table-cell table:style-name="ce2" office:value-type="string" calcext:value-type="string">
            <text:p>VALIDATION</text:p>
          </table:table-cell>
          <table:table-cell table:style-name="ce2" office:value-type="string" calcext:value-type="string">
            <text:p>STRUCTURE*</text:p>
          </table:table-cell>
          <table:table-cell table:style-name="ce2" office:value-type="string" calcext:value-type="string">
            <text:p>METADONNEES</text:p>
          </table:table-cell>
          <table:table-cell table:style-name="ce8" office:value-type="string" calcext:value-type="string">
            <text:p>métadonnées, manque* : </text:p>
          </table:table-cell>
          <table:table-cell table:style-name="ce8" office:value-type="string" calcext:value-type="string">
            <text:p>* celle-ci doit être similaire d’un tome à l’autre</text:p>
          </table:table-cell>
          <table:table-cell table:style-name="ce2" table:number-columns-repeated="1017"/>
          <table:table-cell/>
        </table:table-row>
        <table:table-row table:style-name="ro1">
          <table:table-cell table:style-name="Default" office:value-type="string" calcext:value-type="string">
            <text:p>action_n2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 ; source pdf</text:p>
          </table:table-cell>
          <table:table-cell table:style-name="ce8" office:value-type="string" calcext:value-type="string">
            <text:p>** la source PDF est presque à chaque fois manquante</text:p>
          </table:table-cell>
          <table:table-cell table:style-name="ce2" table:number-columns-repeated="1017"/>
          <table:table-cell/>
        </table:table-row>
        <table:table-row table:style-name="ro1">
          <table:table-cell table:style-name="Default" office:value-type="string" calcext:value-type="string">
            <text:p>action_n3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tion_n4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dam-et-feneon_petit-gloss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derer_de-la-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goult_dante-et-goeth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comment-on-devient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balat_ennemis-de-l-art-d-ecr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formation-du-styl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mal-d-ecrire-et-roman-contemporai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souvenir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embert_apologie-etud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dialogue-poesie-et-philosophie.xml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label type="speaker"&gt;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embert_essai-socie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harmonie-lang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jugements-rousseau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melanges-litterai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observations-art-tradu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elocution-ora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gout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od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poesi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rreat_critique-scientifiqu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sselineau_roman-bourgeois-prefac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uger-louis-simon_discours-romantism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uguis_chamfort-notic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inville_critique-mort-jeun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inville-psychologie-des-tit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ju_anarchie-litter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ju_verite-ecole-decaden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llanche_essai-institutions-social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ante_tableau-litterature-18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bas-bleu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cote-grande-his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critiques-divers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critiques-ou-jug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de-l-his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femmes-et-moraliste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goethe-diderot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historiens-politiq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historien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journalistes-et-polemist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litterature-epistol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litterature-etrange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-et-ecrivains-religieux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-et-ecrivains-religieux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-et-ecrivains-religieux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poesi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poete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oetes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roman-contemporai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romanciers-d-hier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romancier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voyageurs-et-romancier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ine_musset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res_famill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res_tain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 + deux titl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shkirtseff_lettre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udelaire_art-romantiqu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udelaire_curiosites-esthetiq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algette_esprit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zalgette_latin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zin_lecteurs-de-roman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personnages-de-roma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province-dans-le-roma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roman-popul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un-peintre-ecrivain-fromenti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critiques-et-romancier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idees-et-homme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idees-et-hommes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idees-et-hommes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poesi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service-deess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visages-d-hier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zee_encyclopedi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ibl contient un auteur différent que le titleStmt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cq-de-fouquieres_art-mise-en-scen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llessort_nouvelles-etud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conscienc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dure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faite à partir de SUDOC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gson_energi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faite à partir de SUDOC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gson_evolutio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franc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gson_matie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pense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faite à partir de SUDOC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gson_r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source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faite à partir de SUDOC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nard_article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nard_introduction-medecine-experimental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ntenant un biblFull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nard_lecons-phenomenes-vie-I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nard_lecons-physio-experimentale-II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nard_lecons-physio-experimental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trand-louis_renaissance-classiqu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ublisher : SUDOC, même ouvrage, indique “Imprimerie de la "Renaissance latine"”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igot_esthetique-naturalis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loy_propos-entrepreneur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chaud_considerations-ecoles-poetiq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gle_idees_egalitai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rget_essais-psychologie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rget_essais-psychologie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rget_etudes-01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etudes-03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nouvelles-pages-de-critique-0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itle : une partie mis en commentaire (indécision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nouvelles-pages-de-critique-02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itle : une partie mis en commentaire (indécision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pages-de-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rget_temoignages-0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ntenant un biblFull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temoignages-02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ntenant un biblFull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troux_lois-naturell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vet_lyrism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emond_poesie-pur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ricaire-de-la-dixmerie_deux-ages-du-gout_1769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icaire-de-la-dixmerie_discours-romans_177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isson_comedie-litter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banqueroute-du-naturalism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poques-theat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ssais-litteratu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4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5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volution-des-gen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manuel-his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metaphysique-positivist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runetiere_nouveaux-essais-litteratu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nouvelles-questions-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roman-naturalis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science-et-religio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uchon-max_realisme.xml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byvanck_hollandais-a-pari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ailhava_etudes-molier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“Debray”, information mise en commentaire (à quoi correspond-t-elle ?) ; 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apus_boulevard-coulisses.xml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caro_poesie-scientif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aro_poetes-et-romancier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aro_sand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arrau_article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ibl/date : 1875-1884, 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asella-gaubert_nouvelle-litteratur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/titre : une partie mis en commentaire (sommaire ?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hamfort_ebauch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hamfort_notes-la-fontain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hampfleury_balzac-method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harpentier_mal-du-siecl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hateaubriand_genie-du-christianisme-02-03_1827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ibl incertain : quel est le titre de l’ouvrage 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hateaubriand_melanges-litteraire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ibl incertain : quel est le titre de l’ouvrage ? ; 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haudon_bibliotheque-d-un-homme-de-gout-01_177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haudon_bibliotheque-d-un-homme-de-gout-02_177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laretie_molie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ollectif_articles-pour-baudelair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llectif_emile-augier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llectif_terre-a-emile-zola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te_cours-philosophie-positiv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te_discours-esprit-positif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onstant_preface-adolph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nstant_reflexions-wallstein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usin_du-vrai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ousin_introduction-philosophi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ousin_kant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revel_clavecin-diderot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 ; Contenant un biblFull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revel_esprit-contre-raison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, 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roze_confessions-litterai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uvillier-fleury_critique-litter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arwin_origine-des-espec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audet-leon_idees-en-march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audet-leon_stupide-19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avid-sauvageot_realisme-et-naturalism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lecluze_louis-david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mogeot_critique-et-critiques-en-franc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mogeot_lettres-et-homme-de-lett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raismes_epidemie-naturalis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-essarts_patriotisme-litter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-essarts_portraits-de-mait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-essarts_sentiment-admiratio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champs-emile_preface-etud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champs-gaston_vie-et-livre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champs-gaston_vie-et-livres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champs-gaston_vie-et-livres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champs-gaston_vie-et-livres-04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champs-gaston_vie-et-livres-05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champs-gaston_vie-et-livres-06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chanel-emile_physiologie-ecrivains-et-artistes.xml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bibl : “Librairie de L.” mis en commentaire, à quoi cela correspond-t-il 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eschanel-emile_romantism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iderot_claude-neron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iderot_correspondance-general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ate du bibl et du date creation différente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iderot_essais-peinture-1765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iderot_plan-universit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iderot_salon-1759.xm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⚠</text:p>
          </table:table-cell>
          <table:table-cell office:value-type="string" calcext:value-type="string">
            <text:p>la structure est bizarre mais régulière ; 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iderot_salon-1761.xm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⚠</text:p>
          </table:table-cell>
          <table:table-cell office:value-type="string" calcext:value-type="string">
            <text:p>la structure est bizarre mais régulière ; 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iderot_salon-1763.xm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⚠</text:p>
          </table:table-cell>
          <table:table-cell office:value-type="string" calcext:value-type="string">
            <text:p>la structure est bizarre mais régulière ; 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iderot_salon-1767.xm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⚠</text:p>
          </table:table-cell>
          <table:table-cell office:value-type="string" calcext:value-type="string">
            <text:p>la structure est bizarre mais régulière ; 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oumic_ecrivain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oumic_hommes-et-idee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oumic_jeun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oumic_poesie-lyr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oumic_portraits-ecrivain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u-bos_approximations-02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u-camp_preface-chants-moderne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u-casse_histoire-anecdotique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u-fresnois_une-annee-de-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ubos_critique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umarsais_encyclopedi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contenait : &lt;author&gt;Diderot, Denis &amp;amp; Alembert, Jean d’(eds)&lt;/author&gt; ; 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umarsais_trope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umas-pere_simples-lett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upuy_poetes-et-critiq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urkheim_cours-de-philosophi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urkheim_empirisme-rationaliste-de-tain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contient référence de l’édition et de la réédition, je n’ai pas su quoi en faire. 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urkheim_jugements-de-valeur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urkheim_regles-methode-sociolog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usolier_ceci-n-est-pas-un-liv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usolier_nos-gens-de-lett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uval_litterature-drama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egger_parol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quilbecq_litterature-merveilleuse-des-noir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ront est en commentaire (pourquoi ?) ; 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rmitage_poetes-et-leurs-poet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tienne_discours-receptio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guet_anticlericalism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aguet_art-de-lir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aguet_en-lisant-molie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guet_en-lisant-nietzsch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guet_etudes-litteraires-16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guet_etudes-litteraires-18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guet_etudes-litteraires-19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guet_la-fontain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aguet_politique-compare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aguet_politiques-et-moralistes-0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n vérifiant la structure je me suis rendue compte que les documents “politiques-et-moralistes” ne contiennent aucun &lt;pb&gt;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aguet_politiques-et-moralistes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guet_politiques-et-moralistes-03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aguet_pour-qu-on-lise-plato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guet_propos-de-theatre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guet_propos-de-theatre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guet_propos-de-theatre-03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aguet_propos-de-theatre-04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aguet_propos-de-theatre-05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aguet_propos-litteraire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guet_propos-litteraires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guet_propos-litteraires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guet_propos-litteraires-04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guet_propos-litteraires-05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guet_rousseau-contre-molie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guet_zola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lat_femme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ontanes_litterature-et-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ouillee_psychologie-idees-forc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rance_vie-litteraire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rance_vie-litteraire-02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rance_vie-litteraire-03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rance_vie-litteraire-04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rance_vie-litteraire-05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rommel_esquisses-contemporain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ustel-de-coulanges_cite-an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aucher_causeries-litteraire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: “publié par René Doumic et Henry Ferrari”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aultier_bovarysm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autier-judith_collier-des-jour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autier-theophile_histoire-romantism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résence d’un biblFull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autier-theophile_portraits-contemporain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eoffroy_cours-litterature-dramatique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eoffroy_cours-litterature-dramatique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eoffroy_cours-litterature-dramatique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heon_art-du-theat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heon_direction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heon_poesie-et-empirism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hil_dates-et-oeuvre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hil_en-method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hil_methode-evolutiv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hil_poesie-scientifiqu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ilbert_dix-annees-roman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ille_bataille-litteraire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ille_bataille-litteraire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ille_bataille-litteraire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ille_bataille-litteraire-04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ille_bataille-litteraire-05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ille_bataille-litteraire-06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ille_bataille-litteraire-07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ille_ceux-qu-on-lit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ille_mercredis-d-un-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bineau_etudes-critiq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ncourt-edmond_hokousai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ncourt-edmond_journal-04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ncourt-edmond_journal-05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ncourt-edmond_journal-06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ncourt-edmond_journal-07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ncourt-edmond_journal-08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ncourt-edmond_journal-09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ncourt-edmond-et-jules_journal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ncourt-edmond-et-jules_journal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ncourt-edmond-et-jules_journal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ncourt-edmond-et-jules_prefaces-et-manifest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udall_articles-figaro_1855-1856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publisher, pubPlace ; bibl plein de re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ourmont_chemin-de-velour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ourmont_culture-des-ide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urmont_dissociation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urmont_esthetique-de-la-langu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ourmont_fin-de-l-art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urmont_livre-des-masques-0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ourmont_livre-des-masques-02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ourmont_probleme-du-styl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: “XV, rue de l’Échaudé-Saint-Germain, XV.” mis en commenaite (à quoi cela correspond-t-il ?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ourmont_promenades-philosophiques-0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ourmont_promenades-philosophiques-02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ourmont_promenades-philosophiques-03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ourmont-jean_muses-d-aujourd-hui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: une partie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egh_humanism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uerin-charles_joies-grises-notul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uizot_etudes-shakespear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uizot_notices-shakespear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uyau_art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uyau_problemes-esthe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hazard_quatre-etud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hennequin_critique-scientif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hennequin_ecrivains-francis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hennequin_quelques-ecrivains-francai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heumann_mouvement-litter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hugo_preface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hugo_shakespear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huret_enquete-litter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irail_querelles-litteraires-01_orig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irail_querelles-litteraires-02_orig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irail_querelles-litteraires-03_176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irail_querelles-litteraires-04_176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anet_cerveau-et-pense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anet_crise-philosophi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anet_problemes-19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anin_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anin_litterature_dramatique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arry_diver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jouvin_a-travers-la-critiqu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plein de re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kahn_preface-vers-lib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kahn_symbolistes-et-decadent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kahn_vers-lib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kufferath_musiciens-et-philosoph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-bruyere_ouvrages-esprit_1694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: une partie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a-grange_prefac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a-harpe_racin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a-motte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hom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poes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trag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cuzon_integ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fargue_legende-de-victor-hugo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fargue_origines-du-romant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gardie_causeries-parisienn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destinees-poes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i_observations-trag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boileau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conseil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histoire-litterature-franc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hommes-et-liv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metho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prade_questions-d-art-et-de-mora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sserre_roman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sserre_romantisme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crise-litteraire-et-natu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emile-zola-devant-les-jeu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essai-natu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parade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goffic_romanciers-d-aujourd-hu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comte-jules_lettre-sur-les-ecrivains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conte-de-lisle_poetes-contempor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hateaubriand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jean-jacques-rousseau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jean-rac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considerations-sur-werthe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discours-aux-artis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discours-aux-philosoph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poesie-de-sty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ievre_esquisses-criti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oliee_roman-popul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llarme_musique-et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19e-siec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academ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lat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poetes-mid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prix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theatre-et-liv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montel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tin-du-gard-maurice_feux-tournan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uclair_etat-actuel-de-la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uclair_prejuge-de-la-vie-de-bohe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des_legende-du-parnas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des_mouvement-poetique-francais-01-rappo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des_mouvement-poetique-francai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nechet_matine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rcier_bonheur_orig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rcier_litterature-et-litterateurs_177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rimee_alexandre-pouchk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ille_roman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irbeau_ecrivai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irbeau_ecrivai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ckel_propo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land_moliere-comedie-italien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od_maitres-histo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gut_dramaturges-et-romancie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gut_essais-de-litterature-angl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gut_types-litteraires-et-fantaisies-esthe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squieu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esquis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manifeste-ecole-roma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premieres-arm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reflexions-poe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variations-vie-et-liv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ice_demain-questions-esthe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ice_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ice_sens-religieux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uhlfeld_fin-a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uhlfeld_monde-ou-l-on-impri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urger_propos-vil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ettement_histoire-litterature-francaise-restaura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ettement_roman-contempora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aegr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essais-ecole-roman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ordau_degeneresc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lante_antinomi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rdo-bazan_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ris-gaston_legen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ulhan_morale-iron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ulhan_psychologie-inven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hugo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note-bergs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note-descar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zangwill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ierre-quint_droits-ecriv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essai-adolp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nouveaux-portraits-litteraires-01_185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nouveaux-portraits-litteraires-02_185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1_183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1_185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2_183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2_185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incare_la-valeur-de-la-sci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itou_roman-et-theat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ntmartin_causeri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ntmartin_causeries-samed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revost-paradol_jonathan-swif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aynaud_melee-symbolist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aynaud_melee-symbolist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ADME.m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alisme_n1-2_185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alisme_n3-6_185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bell_culte-des-ido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gio_oeuvre-bourge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de-mon-temp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figures-et-caracte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poetes-d-aujourd-hu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portrai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pro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avenir-sci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discours-et-conferen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na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refor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souveni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vie-de-jesu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rd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rd_methode-scientif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rd_princes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arabes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aspec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preface-archipel-en-fle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XIII_idylles_diabol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vue-wagnerienne_tome-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vue-wagnerienne_tome-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vue-wagnerienne_tome-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ymond_corneille-shakespeare-goet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bot_atten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bot_pychologie-angl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goley-de-juvigny_discours-progres-des-lettres_177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varol_dan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viere_etu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viere_quelques-prog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assommoi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essai-sur-goet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etudes-19e-siec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idees-mora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litterature-compar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ederer_memoires-societe-pol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yner_massacre-amazo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yner_prostit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cy_rapport-progres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esthetique-consideree-comme-science-sacr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inutilite-de-la-calomn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manifeste-natur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monde-attend-son-evangi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theme-a-variat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rene-taillandier_realisme-ep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victor_hommes-et-dieux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victor_mas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victor_theatre-contempora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hroniques-parisiennes_187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1_186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2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3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4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5_187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de-femmes-ed06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litteraires-ed-nouv_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litteraires-ed-nouv_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litteraires-ed-nouv_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remiers-lundi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remiers-lundi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remiers-lundi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lomon_etudes-et-portrai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nd_autour-de-la-tab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rcey_quarante-a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uvebois_apres-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vine_etapes-natural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egalen_observation-medica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eignobos_introduction-etudes-histor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gi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grands-espri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livres-du-temp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livres-du-temp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livres-du-temp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-dialogues-cri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riau-paul_imagination-art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riau-paul_reverie-esthe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pronck_artist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el_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el_pass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el_reflexions-suici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etude-litterature-moder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petite-com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reputatio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reputatio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endhal_racine-et-shakspea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endhal_racine-et-shakspea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derniers-ess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ess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fra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intelligenc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intelligenc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la-fonta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litterature-angl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nouveaux-ess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philosophes-class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philosophie-art-gre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positivisme-angl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saint-sim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schereau_vie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amiel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flaube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histoire-litterature-franc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idees-politiques-fra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interie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physiolog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poesie-mallar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reflexions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reflexion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reflexions-roma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valery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omas_essai-elog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opin_romanciers-contempor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acherot_science-consci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annoz_articles-revue-bleue_19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erlaine_oeuvres-posthum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erlaine_oeuvres-posthum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co_michele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ennet_epitre-mu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llemain_etudes-litterature-ancien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llemain_genie-pind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llemain_tableau-litterature-moyen-ag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net_litterature-francaise-19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net_moralistes-16e-17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san_attitude-ly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san_paysages-introspectifs_prefa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ogue_roman-rus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oltaire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oltaire_vie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b_config.cfg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iss_essais-histoire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iss_goet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iss_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ilde_derniers-essai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yzewa_ecrivains-etranger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yzewa_nos-mai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zola_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zola_roman-experimental.xml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sabatier-de-castres_trois-siecles-litterature-01_178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itations qui sont parfois marquées en italique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abatier-de-castres_trois-siecles-litterature-02_178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itations qui sont parfois marquées en italique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abatier-de-castres_trois-siecles-litterature-03_178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itations qui sont parfois marquées en italique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abatier-de-castres_trois-siecles-litterature-04_178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itations qui sont parfois marquées en italiqu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mercier_entretiens-thuileries_1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79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 style:data-style-name="N2" text:time-value="14:20:03.9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6.2$Windows_X86_64 LibreOffice_project/0c292870b25a325b5ed35f6b45599d2ea4458e77</meta:generator>
    <dc:date>2019-07-03T17:20:31.235000000</dc:date>
    <meta:editing-duration>P1DT5H7M20S</meta:editing-duration>
    <meta:editing-cycles>47</meta:editing-cycles>
    <meta:document-statistic meta:table-count="1" meta:cell-count="1759" meta:object-count="0"/>
  </office:meta>
</office:document-meta>
</file>